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CT012_20_-_20_Cadastro_20_de_20_Usuári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12 - Cadastro de Usuá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12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Usuário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1] Manter Usuário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usuário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 e possuir permissão de administrador.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Completo' não pode estar vazio"</text:p>
            <text:p>"O campo 'Usuário' não pode estar vazio"</text:p>
            <text:p>"O campo 'Senha' não pode estar vazio"</text:p>
            <text:p>"O campo 'Confirme sua Senha' não pode estar vazio"</text:p>
            <text:p>"O campo 'Nível de Permissã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Completo deve conter mais de 3 caracteres </text:p>
          </table:table-cell>
          <table:table-cell table:style-name="ce10" office:value-type="string" calcext:value-type="string">
            <text:p>Informar "Nome Completo" no formulário</text:p>
          </table:table-cell>
          <table:table-cell table:style-name="ce4" office:value-type="string" calcext:value-type="string">
            <text:p>"Nome Completo" com menos de 3 caracteres</text:p>
          </table:table-cell>
          <table:table-cell table:style-name="ce14" office:value-type="string" calcext:value-type="string">
            <text:p>Verificar se o campo "Nome Completo" é válido e mostrar a mensagem ao usuário:</text:p>
            <text:p>"O campo 'Nome Completo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Completo deve conter menos de 60 caracteres</text:p>
          </table:table-cell>
          <table:table-cell table:style-name="ce10" office:value-type="string" calcext:value-type="string">
            <text:p>Informar "Nome Completo" no formulário</text:p>
          </table:table-cell>
          <table:table-cell table:style-name="ce4" office:value-type="string" calcext:value-type="string">
            <text:p>"Nome Completo" com mais de 60 caracters</text:p>
          </table:table-cell>
          <table:table-cell table:style-name="ce14" office:value-type="string" calcext:value-type="string">
            <text:p>Verificar se o campo "Nome Completo" é válido e mostrar a mensagem ao usuário:</text:p>
            <text:p>"O campo 'Nome Completo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telefone inválido</text:p>
          </table:table-cell>
          <table:table-cell table:style-name="ce10" office:value-type="string" calcext:value-type="string">
            <text:p>Informar "Telefone" no formulário</text:p>
          </table:table-cell>
          <table:table-cell table:style-name="ce4" office:value-type="string" calcext:value-type="string">
            <text:p>Formato de telefone inválido</text:p>
          </table:table-cell>
          <table:table-cell table:style-name="ce14" office:value-type="string" calcext:value-type="string">
            <text:p>Verificar se o campo "Telefone" é válido e mostrar a mensagem ao usuário:</text:p>
            <text:p>"O campo 'Telefone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e-mail inválido</text:p>
          </table:table-cell>
          <table:table-cell table:style-name="ce10" office:value-type="string" calcext:value-type="string">
            <text:p>Informar "E-mail" no formulário</text:p>
          </table:table-cell>
          <table:table-cell table:style-name="ce4" office:value-type="string" calcext:value-type="string">
            <text:p>Formato de e-mail inválido</text:p>
          </table:table-cell>
          <table:table-cell table:style-name="ce14" office:value-type="string" calcext:value-type="string">
            <text:p>Verificar se o campo "E-mail" é válido e mostrar a mensagem ao usuário:</text:p>
            <text:p>"O campo 'E-mail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suário deve conter mais de 3 caracteres </text:p>
          </table:table-cell>
          <table:table-cell table:style-name="ce10" office:value-type="string" calcext:value-type="string">
            <text:p>Informar "Usuário" no formulário</text:p>
          </table:table-cell>
          <table:table-cell table:style-name="ce4" office:value-type="string" calcext:value-type="string">
            <text:p>"Usuário" com menos de 3 caracteres</text:p>
          </table:table-cell>
          <table:table-cell table:style-name="ce14" office:value-type="string" calcext:value-type="string">
            <text:p>Verificar se o campo "Usuário" é válido e mostrar a mensagem ao usuário:</text:p>
            <text:p>"O campo 'Usuário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suário deve conter menos de 60 caracteres</text:p>
          </table:table-cell>
          <table:table-cell table:style-name="ce10" office:value-type="string" calcext:value-type="string">
            <text:p>Informar "Usuário" no formulário</text:p>
          </table:table-cell>
          <table:table-cell table:style-name="ce4" office:value-type="string" calcext:value-type="string">
            <text:p>"Usuário" com mais de 60 caracters</text:p>
          </table:table-cell>
          <table:table-cell table:style-name="ce14" office:value-type="string" calcext:value-type="string">
            <text:p>Verificar se o campo "Usuário" é válido e mostrar a mensagem ao usuário:</text:p>
            <text:p>"O campo 'Usuário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"Senha"</text:p>
          </table:table-cell>
          <table:table-cell table:style-name="ce4" office:value-type="string" calcext:value-type="string">
            <text:p>Senha com menos de 6 caracteres</text:p>
          </table:table-cell>
          <table:table-cell table:style-name="ce14" office:value-type="string" calcext:value-type="string">
            <text:p>Validar se o campo senha possue no mínimo  6 caracteres e mostrar mensagem ao usuário:</text:p>
            <text:p>"O campo 'Senha' deve ter no mínimo 6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enha deve ter menos de 60 caracteres</text:p>
          </table:table-cell>
          <table:table-cell table:style-name="ce10" office:value-type="string" calcext:value-type="string">
            <text:p>Informar "Senha"</text:p>
          </table:table-cell>
          <table:table-cell table:style-name="ce4" office:value-type="string" calcext:value-type="string">
            <text:p>Senha com mais de 60 caracteres</text:p>
          </table:table-cell>
          <table:table-cell table:style-name="ce14" office:value-type="string" calcext:value-type="string">
            <text:p>Validar se o campo senha possui menos de 60 caracteres e mostrar mensagem ao usuário:</text:p>
            <text:p>"O campo 'Senha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enha e Confirmação de senha devem coincidir</text:p>
          </table:table-cell>
          <table:table-cell table:style-name="ce10" office:value-type="string" calcext:value-type="string">
            <text:p>Informar "Senha" e “Confirmar Senha”</text:p>
          </table:table-cell>
          <table:table-cell table:style-name="ce4" office:value-type="string" calcext:value-type="string">
            <text:p>Senha e Confirmação diferentes</text:p>
          </table:table-cell>
          <table:table-cell table:style-name="ce14" office:value-type="string" calcext:value-type="string">
            <text:p>Validar se o campo senha coincide com a confirmação e mostrar mensagem ao usuário:</text:p>
            <text:p>"As senhas informadas não coincidem";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7:29:05.481337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17T18:01:39.269234653</dc:date>
    <meta:editing-duration>PT17M52S</meta:editing-duration>
    <meta:editing-cycles>12</meta:editing-cycles>
    <meta:document-statistic meta:table-count="1" meta:cell-count="72" meta:object-count="0"/>
  </office:meta>
</office:document-meta>
</file>